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6.16mm" svg:y="10.03mm">
            <loext:p draw:notify-on-update-of-ranges="Sheet1.A3:Sheet1.A15 Sheet1.B3:Sheet1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.1" calcext:value-type="float">
            <text:p>5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.00.0000</text:date>, <text:time style:data-style-name="N2" text:time-value="14:33:52.334171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4:33:56.360816175</meta:creation-date>
    <meta:editing-duration>PT42S</meta:editing-duration>
    <meta:editing-cycles>2</meta:editing-cycles>
    <meta:generator>LibreOffice/5.1.4.2$Linux_X86_64 LibreOffice_project/10m0$Build-2</meta:generator>
    <dc:date>2016-10-02T14:34:33.857374017</dc:date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31cm" svg:y="3.952cm" style:legend-expansion="high" chart:style-name="ch2"/>
        <chart:plot-area chart:style-name="ch3" table:cell-range-address="Sheet1.A3:Sheet1.B15" svg:x="0.265cm" svg:y="0.179cm" svg:width="10.389cm" svg:height="8.639cm">
          <chartooo:coordinate-region svg:x="0.503cm" svg:y="0.378cm" svg:width="9.96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5" chart:class="chart:scatter">
            <chart:domain table:cell-range-address="Sheet1.A3:Sheet1.A15"/>
            <chart:regression-curve chart:style-name="ch7">
              <chart:equation chart:display-equation="true" chart:display-r-square="false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Sheet1.A3:Sheet1.A15</svg:desc>
                </draw:g>
              </table:table-cell>
              <table:table-cell office:value-type="float" office:value="0.9">
                <text:p>0.9</text:p>
                <draw:g>
                  <svg:desc>Sheet1.B3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5">
                <text:p>-1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51.1">
                <text:p>5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